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f1a" officeooo:paragraph-rsid="00053f1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3f1a" officeooo:paragraph-rsid="00053f1a" style:font-weight-asian="bold" style:font-weight-complex="bold"/>
    </style:style>
    <style:style style:name="P3" style:family="paragraph" style:parent-style-name="Standard">
      <style:text-properties officeooo:rsid="00056387" officeooo:paragraph-rsid="00056387"/>
    </style:style>
    <style:style style:name="P4" style:family="paragraph" style:parent-style-name="Standard">
      <style:text-properties officeooo:rsid="0007e252" officeooo:paragraph-rsid="0007e252"/>
    </style:style>
    <style:style style:name="P5" style:family="paragraph" style:parent-style-name="Standard">
      <style:text-properties officeooo:rsid="00094687" officeooo:paragraph-rsid="00094687"/>
    </style:style>
    <style:style style:name="P6" style:family="paragraph" style:parent-style-name="Standard">
      <style:text-properties officeooo:rsid="000b1c79" officeooo:paragraph-rsid="000b1c79"/>
    </style:style>
    <style:style style:name="P7" style:family="paragraph" style:parent-style-name="Standard">
      <style:text-properties officeooo:rsid="000c385a" officeooo:paragraph-rsid="000c385a"/>
    </style:style>
    <style:style style:name="T1" style:family="text">
      <style:text-properties officeooo:rsid="00072de1"/>
    </style:style>
    <style:style style:name="T2" style:family="text">
      <style:text-properties officeooo:rsid="000d7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tificativa do Projeto de Servidor de Firewall de Testes</text:p>
      <text:p text:style-name="P1"/>
      <text:p text:style-name="P1"/>
      <text:p text:style-name="P3">Em minha carreira de servidor do DNOCS, sendo agente administrativo, me identifiquei com a informática e basicamente tenho trabalhado com programação web com PHP e PostgreSQL. </text:p>
      <text:p text:style-name="P3"/>
      <text:p text:style-name="P3">Iniciei fazendo um curso do MS-DOS no antigo centro de treinamento do DNOCS. Me identifiquei rapidamente <text:s/>e fiz todos os cursos que haviam a disposição dos servidores. Logo dei um jeito de comprar um computador para mim e em seguida pedi minha transferência para o então CT-DNOCS, onde fui repassar para os colegas o que havia aprendido.</text:p>
      <text:p text:style-name="P3"/>
      <text:p text:style-name="P3">Depois vim para a administração central para trabalhar como desenvolvedor web, no caso em PHP com PostgreSQL. Colaborei em diversas áreas da informática, mas meu maior desafio foi administrar os servidores Linux, quando o setor foi abandonado e não havia ninguém mais para os tocar. Fiquei com essa atribuição por um ano ou um pouco mais e voltei para a programação, pois o setor passou a ser administrado por uma empresa (terceirizado). </text:p>
      <text:p text:style-name="P3"/>
      <text:p text:style-name="P3">Há uns dois meses, eu refletia sobre qual das minhas experiências no DNOCS mais seria útil atualmente. Minha conclusão é a de que não era a de programador, mas a experiência com os servidores. Como estava me entendendo muito bem com o novo chefe imediato, então o procurei e me <text:span text:style-name="T1">ofereci, caso ele achasse oportuno, para colaborar com a administração dos servidores. Ele me falou, com outras palavras, que minha chegada havia sido providencial e que o contrato do firewall do DNOCS estará se vencendo daqui há uns 3 meses e o DNOCS não tem dinheiro para renovar. Então aceitei mais este desafio, mesmo correndo o risco de não conseguir, de instalar um firewall com software livre e grátis.</text:span></text:p>
      <text:p text:style-name="P3"/>
      <text:p text:style-name="P4">A primeira alternativa experimentada por mim foi o Zentyal, uma solução praticamente UTM para small business. Já havia instalado na unidade do DNOCS em <text:span text:style-name="T2">P</text:span>entecoste como servidor de internet e DHCP e em testes quando trabalhava com os servidores da AC. Acontece que conversando com a equipe que cuida dos servidores atualmente, ouvi sobre o pfSense. Acredirei que o Zentyal seria a solução para o DNOCS, por ser simples, mas descobri em contato com a equipe que o DNOCS se enquadra na categoria de grande corporação. Neste caso o pfSense é mais adequado e é a solução livre mais popular, por sua facilidade de instalação e configuração e por sua grande quantidade de recursos, além de ser um sistema operacional criado especificamente para focar em solução de firewall.</text:p>
      <text:p text:style-name="P4"/>
      <text:p text:style-name="P5">Então resolvi experimentar o pfSense e me encantei com a solução, pois é muito bem feito e além do mais a interface web de administração, que basicamente é o que se utiliza para administrar um firewall no pfSense, esta interface foi desenvolvida em php. Caso um dia queira/precise mexer, não sentirei muita dificuldade. O pfSense é baseado no FreeBSD. De início achei que isso poderia dificultar, mas basicamente não se utiliza a console para a administração do firewall. Além disso, descobri que o FreeBSD é semelhante ao Linux, pois ambos têm a mesma origem, que é o Unix e a maioria dos comandos são os mesmos.</text:p>
      <text:p text:style-name="P5"/>
      <text:p text:style-name="P6">Bem, finalizando, em conversa com a equipe, concordei que o ideal agora seria que o DNOCS adquirisse a solução de firewall do pfSense em hardware e pelo menos duas unidades para que fiquem redundantes, visto que a atual tem três unidades. Então sugerimos ao chefe que veja a viabilidade de adquirir este produto da equipe do pfSense:</text:p>
      <text:p text:style-name="P6"/>
      <text:p text:style-name="P7"><text:a xlink:type="simple" xlink:href="https://netgate.com/products/xg-1541.html" text:style-name="Internet_20_link" text:visited-style-name="Visited_20_Internet_20_Link">https://netgate.com/products/xg-1541.html</text:a> </text:p>
      <text:p text:style-name="P7"/>
      <text:p text:style-name="P7">Ribamar Ferreira de Sousa – SIAPE 0732355, ribamar.sousa@dnocs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22:58.320999675</meta:creation-date>
    <dc:date>2018-04-02T09:46:29.524414007</dc:date>
    <meta:editing-duration>PT46M3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82" meta:character-count="3520" meta:non-whitespace-character-count="2943"/>
  </office:meta>
</office:document-meta>
</file>